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9.4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fo:font-weight="normal" style:font-name-asian="Arial2" style:font-size-asian="8pt" style:font-weight-asian="normal" style:font-name-complex="Arial2" style:font-size-complex="8pt" style:font-weight-complex="normal"/>
    </style:style>
    <style:style style:name="ce1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fo:font-weight="normal" style:font-name-asian="Arial2" style:font-size-asian="8pt" style:font-weight-asian="normal" style:font-name-complex="Arial2" style:font-size-complex="8pt" style:font-weight-complex="normal"/>
    </style:style>
    <style:style style:name="ce23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fo:font-weight="normal" style:font-name-asian="Arial2" style:font-size-asian="8pt" style:font-weight-asian="normal" style:font-name-complex="Arial2" style:font-size-complex="8pt" style:font-weight-complex="normal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81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3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84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3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5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86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1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2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1" fo:font-size="10pt" style:font-name-asian="Arial1" style:font-size-asian="10pt" style:font-name-complex="Arial1" style:font-size-complex="10pt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94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0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1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1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14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116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7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22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123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5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2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3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2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7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end" fo:margin-left="0cm"/>
      <style:text-properties style:font-name="Arial2" fo:font-size="8pt" fo:font-weight="normal" style:font-name-asian="Arial2" style:font-size-asian="8pt" style:font-weight-asian="normal" style:font-name-complex="Arial2" style:font-size-complex="8pt" style:font-weight-complex="normal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46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147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148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149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151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6" style:family="table-cell" style:parent-style-name="Excel_20_Built-in_20_Comma" style:data-style-name="N3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8" style:family="table-cell" style:parent-style-name="Excel_20_Built-in_20_Comma" style:data-style-name="N3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9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0" style:family="table-cell" style:parent-style-name="Default" style:data-style-name="N3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1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112"/>
          <table:covered-table-cell table:style-name="ce115"/>
          <table:covered-table-cell table:style-name="ce121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Cuentas por Pagar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4"/>
          <table:covered-table-cell table:style-name="ce143"/>
          <table:covered-table-cell table:number-columns-repeated="2" table:style-name="ce24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6-30" calcext:value-type="date">
            <text:p>30-jun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110"/>
          <table:table-cell table:style-name="ce125"/>
          <table:table-cell table:style-name="ce110"/>
          <table:table-cell table:style-name="ce133"/>
          <table:table-cell table:style-name="ce137"/>
          <table:table-cell table:style-name="ce140"/>
          <table:table-cell table:style-name="ce146"/>
          <table:table-cell table:style-name="ce15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1" office:value-type="string" office:string-value="Cuentas por Cobrar Comerciales:" calcext:value-type="string">
            <text:p><text:s/>Cuentas por Cobrar Comerciales: </text:p>
          </table:table-cell>
          <table:table-cell table:style-name="ce18"/>
          <table:table-cell table:style-name="ce110"/>
          <table:table-cell table:style-name="ce125"/>
          <table:table-cell table:style-name="ce110"/>
          <table:table-cell table:style-name="ce133"/>
          <table:table-cell table:style-name="ce10"/>
          <table:table-cell table:style-name="ce81" office:value-type="string" office:string-value="Cuentas por Cobrar Comerciales:" calcext:value-type="string">
            <text:p><text:s/>Cuentas por Cobrar Comerciales: </text:p>
          </table:table-cell>
          <table:table-cell table:style-name="ce147"/>
          <table:table-cell table:style-name="ce158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string" office:string-value="201030101001" calcext:value-type="string">
            <text:p><text:s/>201030101001 </text:p>
          </table:table-cell>
          <table:table-cell table:style-name="ce83" office:value-type="string" office:string-value="PROVEEDORES RELACIONADA" calcext:value-type="string">
            <text:p><text:s/>PROVEEDORES RELACIONADA </text:p>
          </table:table-cell>
          <table:table-cell table:style-name="ce26"/>
          <table:table-cell table:style-name="ce111" office:value-type="float" office:value="0" calcext:value-type="float">
            <text:p>0</text:p>
          </table:table-cell>
          <table:table-cell table:style-name="ce126"/>
          <table:table-cell table:style-name="ce113"/>
          <table:table-cell table:style-name="ce135" table:formula="of:=[.D11]-[.E11]+[.F11]" office:value-type="float" office:value="0" calcext:value-type="float">
            <text:p>0</text:p>
          </table:table-cell>
          <table:table-cell table:style-name="ce11" office:value-type="string" office:string-value="201030101001" calcext:value-type="string">
            <text:p><text:s/>201030101001 </text:p>
          </table:table-cell>
          <table:table-cell table:style-name="ce83" office:value-type="string" office:string-value="PROVEEDORES RELACIONADA" calcext:value-type="string">
            <text:p><text:s/>PROVEEDORES RELACIONADA </text:p>
          </table:table-cell>
          <table:table-cell table:style-name="ce148" office:value-type="float" office:value="6880" calcext:value-type="float">
            <text:p>6,880</text:p>
          </table:table-cell>
          <table:table-cell table:style-name="ce159" table:formula="of:=+[.G11]-[.J11]" office:value-type="float" office:value="-6880" calcext:value-type="float">
            <text:p>-6,88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string" office:string-value="201030101001" calcext:value-type="string">
            <text:p><text:s/>201030101001 </text:p>
          </table:table-cell>
          <table:table-cell table:style-name="ce83" office:value-type="string" office:string-value="PROVEEDORES DE BIENES LOCALES" calcext:value-type="string">
            <text:p><text:s/>PROVEEDORES DE BIENES LOCALES </text:p>
          </table:table-cell>
          <table:table-cell table:style-name="ce34"/>
          <table:table-cell table:style-name="ce113" office:value-type="float" office:value="853908.66" calcext:value-type="float">
            <text:p>853,909</text:p>
          </table:table-cell>
          <table:table-cell table:style-name="ce126"/>
          <table:table-cell table:style-name="ce113"/>
          <table:table-cell table:style-name="ce135" table:formula="of:=[.D12]-[.E12]+[.F12]" office:value-type="float" office:value="853908.66" calcext:value-type="float">
            <text:p>853,909</text:p>
          </table:table-cell>
          <table:table-cell table:style-name="ce11" office:value-type="string" office:string-value="201030101001" calcext:value-type="string">
            <text:p><text:s/>201030101001 </text:p>
          </table:table-cell>
          <table:table-cell table:style-name="ce83" office:value-type="string" office:string-value="PROVEEDORES DE BIENES LOCALES" calcext:value-type="string">
            <text:p><text:s/>PROVEEDORES DE BIENES LOCALES </text:p>
          </table:table-cell>
          <table:table-cell table:style-name="ce149" office:value-type="float" office:value="562709.9" calcext:value-type="float">
            <text:p>562,710</text:p>
          </table:table-cell>
          <table:table-cell table:style-name="ce159" table:formula="of:=+[.G12]-[.J12]" office:value-type="float" office:value="291198.76" calcext:value-type="float">
            <text:p>291,199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string" office:string-value="201030101002" calcext:value-type="string">
            <text:p><text:s/>201030101002 </text:p>
          </table:table-cell>
          <table:table-cell table:style-name="ce83" office:value-type="string" office:string-value="PROVEEDORES DE SERVICIOS LOCALES" calcext:value-type="string">
            <text:p><text:s/>PROVEEDORES DE SERVICIOS LOCALES </text:p>
          </table:table-cell>
          <table:table-cell table:style-name="ce34"/>
          <table:table-cell table:style-name="ce113" office:value-type="float" office:value="224927.37" calcext:value-type="float">
            <text:p>224,927</text:p>
          </table:table-cell>
          <table:table-cell table:style-name="ce126"/>
          <table:table-cell table:style-name="ce113"/>
          <table:table-cell table:style-name="ce135" table:formula="of:=[.D13]-[.E13]+[.F13]" office:value-type="float" office:value="224927.37" calcext:value-type="float">
            <text:p>224,927</text:p>
          </table:table-cell>
          <table:table-cell table:style-name="ce11" office:value-type="string" office:string-value="201030101002" calcext:value-type="string">
            <text:p><text:s/>201030101002 </text:p>
          </table:table-cell>
          <table:table-cell table:style-name="ce83" office:value-type="string" office:string-value="PROVEEDORES DE SERVICIOS LOCALES" calcext:value-type="string">
            <text:p><text:s/>PROVEEDORES DE SERVICIOS LOCALES </text:p>
          </table:table-cell>
          <table:table-cell table:style-name="ce149" office:value-type="float" office:value="436571.65" calcext:value-type="float">
            <text:p>436,572</text:p>
          </table:table-cell>
          <table:table-cell table:style-name="ce159" table:formula="of:=+[.G13]-[.J13]" office:value-type="float" office:value="-211644.28" calcext:value-type="float">
            <text:p>-211,644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string" office:string-value="201030201001" calcext:value-type="string">
            <text:p><text:s/>201030201001 </text:p>
          </table:table-cell>
          <table:table-cell table:style-name="ce83" office:value-type="string" office:string-value="PROVEEDORES DE BIENES EXTERIOR" calcext:value-type="string">
            <text:p><text:s/>PROVEEDORES DE BIENES EXTERIOR </text:p>
          </table:table-cell>
          <table:table-cell table:style-name="ce34"/>
          <table:table-cell table:style-name="ce113" office:value-type="float" office:value="3768653.52" calcext:value-type="float">
            <text:p>3,768,654</text:p>
          </table:table-cell>
          <table:table-cell table:style-name="ce126"/>
          <table:table-cell table:style-name="ce113"/>
          <table:table-cell table:style-name="ce135" table:formula="of:=[.D14]-[.E14]+[.F14]" office:value-type="float" office:value="3768653.52" calcext:value-type="float">
            <text:p>3,768,654</text:p>
          </table:table-cell>
          <table:table-cell table:style-name="ce11" office:value-type="string" office:string-value="201030201001" calcext:value-type="string">
            <text:p><text:s/>201030201001 </text:p>
          </table:table-cell>
          <table:table-cell table:style-name="ce83" office:value-type="string" office:string-value="PROVEEDORES DE BIENES EXTERIOR" calcext:value-type="string">
            <text:p><text:s/>PROVEEDORES DE BIENES EXTERIOR </text:p>
          </table:table-cell>
          <table:table-cell table:style-name="ce149" office:value-type="float" office:value="2897499.38" calcext:value-type="float">
            <text:p>2,897,499</text:p>
          </table:table-cell>
          <table:table-cell table:style-name="ce159" table:formula="of:=+[.G14]-[.J14]" office:value-type="float" office:value="871154.14" calcext:value-type="float">
            <text:p>871,154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string" office:string-value="201030201002" calcext:value-type="string">
            <text:p><text:s/>201030201002 </text:p>
          </table:table-cell>
          <table:table-cell table:style-name="ce83" office:value-type="string" office:string-value="PROVEEDORES DE SERVICIOS EXTERIOR" calcext:value-type="string">
            <text:p><text:s/>PROVEEDORES DE SERVICIOS EXTERIOR </text:p>
          </table:table-cell>
          <table:table-cell table:style-name="ce34"/>
          <table:table-cell table:style-name="ce113" office:value-type="float" office:value="8000" calcext:value-type="float">
            <text:p>8,000</text:p>
          </table:table-cell>
          <table:table-cell table:style-name="ce126"/>
          <table:table-cell table:style-name="ce113"/>
          <table:table-cell table:style-name="ce135" table:formula="of:=[.D15]-[.E15]+[.F15]" office:value-type="float" office:value="8000" calcext:value-type="float">
            <text:p>8,000</text:p>
          </table:table-cell>
          <table:table-cell table:style-name="ce11" office:value-type="string" office:string-value="201030201002" calcext:value-type="string">
            <text:p><text:s/>201030201002 </text:p>
          </table:table-cell>
          <table:table-cell table:style-name="ce83" office:value-type="string" office:string-value="PROVEEDORES DE SERVICIOS EXTERIOR" calcext:value-type="string">
            <text:p><text:s/>PROVEEDORES DE SERVICIOS EXTERIOR </text:p>
          </table:table-cell>
          <table:table-cell table:style-name="ce149" office:value-type="float" office:value="8000" calcext:value-type="float">
            <text:p>8,000</text:p>
          </table:table-cell>
          <table:table-cell table:style-name="ce159" table:formula="of:=+[.G15]-[.J15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/>
          <table:table-cell table:style-name="ce83"/>
          <table:table-cell table:style-name="ce34"/>
          <table:table-cell table:style-name="ce113"/>
          <table:table-cell table:style-name="ce126"/>
          <table:table-cell table:style-name="ce113"/>
          <table:table-cell table:style-name="ce135" table:formula="of:=[.D16]-[.E16]+[.F16]" office:value-type="float" office:value="0" calcext:value-type="float">
            <text:p>0</text:p>
          </table:table-cell>
          <table:table-cell table:style-name="ce11"/>
          <table:table-cell table:style-name="ce83"/>
          <table:table-cell table:style-name="ce149"/>
          <table:table-cell table:style-name="ce159" table:formula="of:=+[.G16]-[.J16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202040101001" calcext:value-type="float">
            <text:p>202040101001 </text:p>
          </table:table-cell>
          <table:table-cell table:style-name="ce84" office:value-type="string" office:string-value="Cuentas por Pagar accionistas                                                   " calcext:value-type="string">
            <text:p><text:s/>Cuentas por Pagar accionistas <text:s text:c="51"/></text:p>
          </table:table-cell>
          <table:table-cell table:style-name="ce34"/>
          <table:table-cell table:style-name="ce113" office:value-type="float" office:value="308124.48" calcext:value-type="float">
            <text:p>308,124</text:p>
          </table:table-cell>
          <table:table-cell table:style-name="ce126"/>
          <table:table-cell table:style-name="ce113"/>
          <table:table-cell table:style-name="ce135" table:formula="of:=[.D17]-[.E17]+[.F17]" office:value-type="float" office:value="308124.48" calcext:value-type="float">
            <text:p>308,124</text:p>
          </table:table-cell>
          <table:table-cell table:style-name="ce11" office:value-type="float" office:value="202040101001" calcext:value-type="float">
            <text:p>202040101001 </text:p>
          </table:table-cell>
          <table:table-cell table:style-name="ce84" office:value-type="string" office:string-value="Cuentas por Pagar accionistas                                                   " calcext:value-type="string">
            <text:p><text:s/>Cuentas por Pagar accionistas <text:s text:c="51"/></text:p>
          </table:table-cell>
          <table:table-cell table:style-name="ce149" office:value-type="float" office:value="306510.12" calcext:value-type="float">
            <text:p>306,510</text:p>
          </table:table-cell>
          <table:table-cell table:style-name="ce159" table:formula="of:=+[.G17]-[.J17]" office:value-type="float" office:value="1614.35999999999" calcext:value-type="float">
            <text:p>1,614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string" office:string-value="201030401003" calcext:value-type="string">
            <text:p><text:s/>201030401003 </text:p>
          </table:table-cell>
          <table:table-cell table:style-name="ce84" office:value-type="string" office:string-value="OTRAS CUENTAS POR PAGAR" calcext:value-type="string">
            <text:p><text:s/>OTRAS CUENTAS POR PAGAR </text:p>
          </table:table-cell>
          <table:table-cell table:style-name="ce34"/>
          <table:table-cell table:style-name="ce113" office:value-type="float" office:value="3667243.05" calcext:value-type="float">
            <text:p>3,667,243</text:p>
          </table:table-cell>
          <table:table-cell table:style-name="ce126"/>
          <table:table-cell table:style-name="ce113"/>
          <table:table-cell table:style-name="ce135" table:formula="of:=[.D18]-[.E18]+[.F18]" office:value-type="float" office:value="3667243.05" calcext:value-type="float">
            <text:p>3,667,243</text:p>
          </table:table-cell>
          <table:table-cell table:style-name="ce11" office:value-type="string" office:string-value="201030401003" calcext:value-type="string">
            <text:p><text:s/>201030401003 </text:p>
          </table:table-cell>
          <table:table-cell table:style-name="ce84" office:value-type="string" office:string-value="OTRAS CUENTAS POR PAGAR" calcext:value-type="string">
            <text:p><text:s/>OTRAS CUENTAS POR PAGAR </text:p>
          </table:table-cell>
          <table:table-cell table:style-name="ce149" office:value-type="float" office:value="3262395.16" calcext:value-type="float">
            <text:p>3,262,395</text:p>
          </table:table-cell>
          <table:table-cell table:style-name="ce159" table:formula="of:=+[.G18]-[.J18]" office:value-type="float" office:value="404847.89" calcext:value-type="float">
            <text:p>404,848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/>
          <table:table-cell table:style-name="ce84"/>
          <table:table-cell table:style-name="ce34"/>
          <table:table-cell table:style-name="ce113"/>
          <table:table-cell table:style-name="ce126"/>
          <table:table-cell table:style-name="ce113"/>
          <table:table-cell table:style-name="ce135" table:formula="of:=[.D19]-[.E19]+[.F19]" office:value-type="float" office:value="0" calcext:value-type="float">
            <text:p>0</text:p>
          </table:table-cell>
          <table:table-cell table:style-name="ce11"/>
          <table:table-cell table:style-name="ce84"/>
          <table:table-cell table:style-name="ce149"/>
          <table:table-cell table:style-name="ce159" table:formula="of:=+[.G19]-[.J19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/>
          <table:table-cell table:style-name="ce38" office:value-type="string" office:string-value="Anticipos y Reembolso" calcext:value-type="string">
            <text:p><text:s/>Anticipos y Reembolso </text:p>
          </table:table-cell>
          <table:table-cell table:style-name="ce34"/>
          <table:table-cell table:style-name="ce113"/>
          <table:table-cell table:style-name="ce126"/>
          <table:table-cell table:style-name="ce113"/>
          <table:table-cell table:style-name="ce135"/>
          <table:table-cell table:style-name="ce11"/>
          <table:table-cell table:style-name="ce38" office:value-type="string" office:string-value="Anticipos y Reembolso" calcext:value-type="string">
            <text:p><text:s/>Anticipos y Reembolso </text:p>
          </table:table-cell>
          <table:table-cell table:style-name="ce149"/>
          <table:table-cell table:style-name="ce159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201030401002" calcext:value-type="string">
            <text:p><text:s/>201030401002 </text:p>
          </table:table-cell>
          <table:table-cell table:style-name="ce85" office:value-type="string" office:string-value="REEMBOLSO POR PAGAR" calcext:value-type="string">
            <text:p><text:s/>REEMBOLSO POR PAGAR </text:p>
          </table:table-cell>
          <table:table-cell table:style-name="ce36"/>
          <table:table-cell table:style-name="ce114" office:value-type="float" office:value="1417.11" calcext:value-type="float">
            <text:p>1,417</text:p>
          </table:table-cell>
          <table:table-cell table:style-name="ce116" table:number-columns-repeated="2"/>
          <table:table-cell table:style-name="ce135" table:formula="of:=[.D21]-[.E21]+[.F21]" office:value-type="float" office:value="1417.11" calcext:value-type="float">
            <text:p>1,417</text:p>
          </table:table-cell>
          <table:table-cell table:style-name="ce10" office:value-type="string" office:string-value="201030401002" calcext:value-type="string">
            <text:p><text:s/>201030401002 </text:p>
          </table:table-cell>
          <table:table-cell table:style-name="ce85" office:value-type="string" office:string-value="REEMBOLSO POR PAGAR" calcext:value-type="string">
            <text:p><text:s/>REEMBOLSO POR PAGAR </text:p>
          </table:table-cell>
          <table:table-cell table:style-name="ce114" office:value-type="float" office:value="2365.91" calcext:value-type="float">
            <text:p>2,366</text:p>
          </table:table-cell>
          <table:table-cell table:style-name="ce159" table:formula="of:=+[.G21]-[.J21]" office:value-type="float" office:value="-948.8" calcext:value-type="float">
            <text:p>-949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201070101003" calcext:value-type="string">
            <text:p><text:s/>201070101003 </text:p>
          </table:table-cell>
          <table:table-cell table:style-name="ce85" office:value-type="string" office:string-value="DEPOSITO EN GARANTIA CLIENTES" calcext:value-type="string">
            <text:p><text:s/>DEPOSITO EN GARANTIA CLIENTES </text:p>
          </table:table-cell>
          <table:table-cell table:style-name="ce36"/>
          <table:table-cell table:style-name="ce114" office:value-type="float" office:value="52154.12" calcext:value-type="float">
            <text:p>52,154</text:p>
          </table:table-cell>
          <table:table-cell table:style-name="ce116" table:number-columns-repeated="2"/>
          <table:table-cell table:style-name="ce135" table:formula="of:=[.D22]-[.E22]+[.F22]" office:value-type="float" office:value="52154.12" calcext:value-type="float">
            <text:p>52,154</text:p>
          </table:table-cell>
          <table:table-cell table:style-name="ce10" office:value-type="string" office:string-value="201070101003" calcext:value-type="string">
            <text:p><text:s/>201070101003 </text:p>
          </table:table-cell>
          <table:table-cell table:style-name="ce85" office:value-type="string" office:string-value="DEPOSITO EN GARANTIA CLIENTES" calcext:value-type="string">
            <text:p><text:s/>DEPOSITO EN GARANTIA CLIENTES </text:p>
          </table:table-cell>
          <table:table-cell table:style-name="ce114" office:value-type="float" office:value="53223.62" calcext:value-type="float">
            <text:p>53,224</text:p>
          </table:table-cell>
          <table:table-cell table:style-name="ce159" table:formula="of:=+[.G22]-[.J22]" office:value-type="float" office:value="-1069.5" calcext:value-type="float">
            <text:p>-1,07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201070101001" calcext:value-type="string">
            <text:p><text:s/>201070101001 </text:p>
          </table:table-cell>
          <table:table-cell table:style-name="ce85" office:value-type="string" office:string-value="ANTICIPO DE CLIENTES" calcext:value-type="string">
            <text:p><text:s/>ANTICIPO DE CLIENTES </text:p>
          </table:table-cell>
          <table:table-cell table:style-name="ce36"/>
          <table:table-cell table:style-name="ce114" office:value-type="float" office:value="209117.27" calcext:value-type="float">
            <text:p>209,117</text:p>
          </table:table-cell>
          <table:table-cell table:style-name="ce116" table:number-columns-repeated="2"/>
          <table:table-cell table:style-name="ce135" table:formula="of:=[.D23]-[.E23]+[.F23]" office:value-type="float" office:value="209117.27" calcext:value-type="float">
            <text:p>209,117</text:p>
          </table:table-cell>
          <table:table-cell table:style-name="ce10" office:value-type="string" office:string-value="201070101001" calcext:value-type="string">
            <text:p><text:s/>201070101001 </text:p>
          </table:table-cell>
          <table:table-cell table:style-name="ce85" office:value-type="string" office:string-value="ANTICIPO DE CLIENTES" calcext:value-type="string">
            <text:p><text:s/>ANTICIPO DE CLIENTES </text:p>
          </table:table-cell>
          <table:table-cell table:style-name="ce114" office:value-type="float" office:value="44893.14" calcext:value-type="float">
            <text:p>44,893</text:p>
          </table:table-cell>
          <table:table-cell table:style-name="ce159" table:formula="of:=+[.G23]-[.J23]" office:value-type="float" office:value="164224.13" calcext:value-type="float">
            <text:p>164,224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/>
          <table:table-cell table:style-name="ce86"/>
          <table:table-cell table:style-name="ce36"/>
          <table:table-cell table:style-name="ce116" table:number-columns-repeated="3"/>
          <table:table-cell table:style-name="ce135"/>
          <table:table-cell table:style-name="ce23"/>
          <table:table-cell table:style-name="ce86"/>
          <table:table-cell table:style-name="ce151"/>
          <table:table-cell table:style-name="ce160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17" table:formula="of:=SUM([.D9:.D24])" office:value-type="float" office:value="9093545.58" calcext:value-type="float">
            <text:p>9,093,546</text:p>
          </table:table-cell>
          <table:table-cell table:style-name="ce117" table:formula="of:=SUM([.E9:.E24])" office:value-type="float" office:value="0" calcext:value-type="float">
            <text:p>0</text:p>
          </table:table-cell>
          <table:table-cell table:style-name="ce117" table:formula="of:=SUM([.F9:.F24])" office:value-type="float" office:value="0" calcext:value-type="float">
            <text:p>0</text:p>
          </table:table-cell>
          <table:table-cell table:style-name="ce117" table:formula="of:=SUM([.G9:.G24])" office:value-type="float" office:value="9093545.58" calcext:value-type="float">
            <text:p>9,093,546</text:p>
          </table:table-cell>
          <table:table-cell table:style-name="ce117" table:number-columns-repeated="2"/>
          <table:table-cell table:style-name="ce117" table:formula="of:=SUM([.J9:.J24])" office:value-type="float" office:value="7581048.88" calcext:value-type="float">
            <text:p>7,581,049</text:p>
          </table:table-cell>
          <table:table-cell table:style-name="ce161" table:formula="of:=SUM([.K9:.K24])" office:value-type="float" office:value="1512496.7" calcext:value-type="float">
            <text:p>1,512,497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24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4" table:number-columns-repeated="2"/>
          <table:table-cell table:style-name="ce55"/>
          <table:table-cell table:style-name="ce56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91" office:value-type="string" calcext:value-type="string">
            <text:p>Comerciales:</text:p>
          </table:table-cell>
          <table:table-cell table:style-name="ce57"/>
          <table:table-cell table:style-name="ce122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92" office:value-type="string" calcext:value-type="string">
            <text:p>Proveedores</text:p>
          </table:table-cell>
          <table:table-cell table:style-name="ce57"/>
          <table:table-cell table:style-name="ce122" table:formula="of:=SUM([.G11:.G15])" office:value-type="float" office:value="4855489.55" calcext:value-type="float">
            <text:p>4,855,490</text:p>
          </table:table-cell>
          <table:table-cell table:style-name="ce122" table:formula="of:=SUM([.J11:.J15])" office:value-type="float" office:value="3911660.93" calcext:value-type="float">
            <text:p>3,911,661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table:number-columns-repeated="2"/>
          <table:table-cell table:style-name="ce122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91" office:value-type="string" calcext:value-type="string">
            <text:p>Otras Cuentas por Pagar:</text:p>
          </table:table-cell>
          <table:table-cell table:style-name="ce57"/>
          <table:table-cell table:style-name="ce122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94" office:value-type="string" calcext:value-type="string">
            <text:p>Anticipos y Reembolso</text:p>
          </table:table-cell>
          <table:table-cell table:style-name="ce57"/>
          <table:table-cell table:style-name="ce122" table:formula="of:=SUM([.G21:.G23])" office:value-type="float" office:value="262688.5" calcext:value-type="float">
            <text:p>262,689</text:p>
          </table:table-cell>
          <table:table-cell table:style-name="ce122" table:formula="of:=SUM([.J21:.J23])" office:value-type="float" office:value="100482.67" calcext:value-type="float">
            <text:p>100,483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92" office:value-type="string" calcext:value-type="string">
            <text:p>Accionistas</text:p>
          </table:table-cell>
          <table:table-cell table:style-name="ce57"/>
          <table:table-cell table:style-name="ce122" table:formula="of:=[.G17]" office:value-type="float" office:value="308124.48" calcext:value-type="float">
            <text:p>308,124</text:p>
          </table:table-cell>
          <table:table-cell table:style-name="ce122" table:formula="of:=[.J17]" office:value-type="float" office:value="306510.12" calcext:value-type="float">
            <text:p>306,51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92" office:value-type="string" calcext:value-type="string">
            <text:p>Otras cuentas por Pagar</text:p>
          </table:table-cell>
          <table:table-cell table:style-name="ce57"/>
          <table:table-cell table:style-name="ce122" table:formula="of:=[.G18]" office:value-type="float" office:value="3667243.05" calcext:value-type="float">
            <text:p>3,667,243</text:p>
          </table:table-cell>
          <table:table-cell table:style-name="ce122" table:formula="of:=[.J18]" office:value-type="float" office:value="3262395.16" calcext:value-type="float">
            <text:p>3,262,395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table:number-columns-repeated="2"/>
          <table:table-cell table:style-name="ce123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60" office:value-type="string" calcext:value-type="string">
            <text:p>Total</text:p>
          </table:table-cell>
          <table:table-cell table:style-name="ce61"/>
          <table:table-cell table:style-name="ce117" table:formula="of:=+SUM([.D30:.D37])" office:value-type="float" office:value="9093545.58" calcext:value-type="float">
            <text:p>9,093,546</text:p>
          </table:table-cell>
          <table:table-cell table:style-name="ce117" table:formula="of:=+SUM([.E30:.E37])" office:value-type="float" office:value="7581048.88" calcext:value-type="float">
            <text:p>7,581,049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24" table:number-columns-repeated="10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4">
          <table:table-cell table:style-name="ce24" table:number-columns-repeated="12"/>
          <table:table-cell table:number-columns-repeated="1012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8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1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 number:style="long"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$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/>
    </number:tim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number number:decimal-places="0" loext:min-decimal-places="0" number:min-integer-digits="1" number:grouping="true"/>
    </number:number-style>
    <number:number-style style:name="N16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number number:decimal-places="0" loext:min-decimal-places="0" number:min-integer-digits="1" number:grouping="true"/>
      <number:text>   </number:text>
    </number:number-style>
    <number:number-style style:name="N16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68P0"/>
    </number:number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4" loext:min-decimal-places="4" number:min-integer-digits="1" number:grouping="true"/>
    </number:number-style>
    <number:number-style style:name="N174">
      <number:number number:decimal-places="4" loext:min-decimal-places="4" number:min-integer-digits="1"/>
    </number:number-style>
    <number:number-style style:name="N175">
      <number:number number:decimal-places="8" loext:min-decimal-places="8" number:min-integer-digits="1" number:grouping="true"/>
    </number:number-style>
    <number:number-style style:name="N176">
      <number:number number:decimal-places="0" loext:min-decimal-places="0" number:min-integer-digits="13"/>
    </number:number-style>
    <number:number-style style:name="N18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1" loext:min-decimal-places="1" number:min-integer-digits="1"/>
    </number:number-style>
    <number:number-style style:name="N182">
      <number:number number:decimal-places="3" loext:min-decimal-places="3" number:min-integer-digits="1"/>
    </number:number-style>
    <number:number-style style:name="N183">
      <number:number number:decimal-places="3" loext:min-decimal-places="3" number:min-integer-digits="0" number:grouping="true"/>
    </number:number-style>
    <number:number-style style:name="N184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 style:data-style-name="N2" text:time-value="14:33:21.93665251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10-06T14:55:16.034850400</dc:date>
    <meta:editing-cycles>12</meta:editing-cycles>
    <meta:editing-duration>PT1H37M37S</meta:editing-duration>
    <meta:document-statistic meta:table-count="1" meta:cell-count="153" meta:object-count="0"/>
  </office:meta>
</office:document-meta>
</file>